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4201" officeooo:paragraph-rsid="00164201"/>
    </style:style>
    <style:style style:name="P2" style:family="paragraph" style:parent-style-name="Standard">
      <style:text-properties officeooo:rsid="00165f49" officeooo:paragraph-rsid="00165f49"/>
    </style:style>
    <style:style style:name="P3" style:family="paragraph" style:parent-style-name="Standard">
      <style:text-properties officeooo:rsid="00165f49" officeooo:paragraph-rsid="0017c7e7"/>
    </style:style>
    <style:style style:name="P4" style:family="paragraph" style:parent-style-name="Standard">
      <style:text-properties officeooo:rsid="0017c7e7" officeooo:paragraph-rsid="00165f49"/>
    </style:style>
    <style:style style:name="P5" style:family="paragraph" style:parent-style-name="Standard">
      <style:text-properties officeooo:rsid="0017c7e7" officeooo:paragraph-rsid="0017c7e7"/>
    </style:style>
    <style:style style:name="T1" style:family="text">
      <style:text-properties officeooo:rsid="0016c28f"/>
    </style:style>
    <style:style style:name="T2" style:family="text">
      <style:text-properties officeooo:rsid="0017c7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a de empelados:</text:p>
      <text:p text:style-name="Standard"/>
      <text:p text:style-name="Standard">DROP VIEW LISTINTELEFONICO;</text:p>
      <text:p text:style-name="Standard">CREATE VIEW LISTINTELEFONICO as</text:p>
      <text:p text:style-name="Standard">SELECT employees.FirstName, employees.LastName, employees.HomePhone </text:p>
      <text:p text:style-name="Standard">FROM employees;</text:p>
      <text:p text:style-name="Standard"/>
      <text:p text:style-name="Standard"/>
      <text:p text:style-name="Standard"/>
      <text:p text:style-name="P2">CONSULTA 1 SUB CONSULTAS.</text:p>
      <text:p text:style-name="P2"/>
      <text:p text:style-name="P3">más pedido han hecho 1997:<text:line-break/></text:p>
      <text:p text:style-name="P3">SELECT COUNT(*) as numeroPedido, orders.CustomerID</text:p>
      <text:p text:style-name="P3">FROM orders </text:p>
      <text:p text:style-name="P3">WHERE YEAR(orders.OrderDate) = 1997</text:p>
      <text:p text:style-name="P3">GROUP BY orders.CustomerID</text:p>
      <text:p text:style-name="P3">ORDER by numeroPedido DESC</text:p>
      <text:p text:style-name="P3"><text:span text:style-name="T2">HAVING numeroPedido =(</text:span><text:line-break/>SELECT COUNT(*) as numeroPedido, orders.CustomerID</text:p>
      <text:p text:style-name="P2">FROM orders </text:p>
      <text:p text:style-name="P2">WHERE YEAR(orders.OrderDate) = 1997</text:p>
      <text:p text:style-name="P2">GROUP BY orders.CustomerID</text:p>
      <text:p text:style-name="P2">ORDER by numeroPedido DESC</text:p>
      <text:p text:style-name="P2">LIMIT 1;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30T19:29:41.884491428</meta:creation-date>
    <dc:date>2024-04-30T20:31:54.858552059</dc:date>
    <meta:editing-duration>PT31M5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8" meta:word-count="66" meta:character-count="541" meta:non-whitespace-character-count="489"/>
  </office:meta>
</office:document-meta>
</file>